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d6e8d"/>
    </style:style>
    <style:style style:name="P20" style:family="paragraph" style:parent-style-name="Footnote">
      <style:text-properties style:font-name="Liberation Sans" officeooo:paragraph-rsid="10491e8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ecd4bf5"/>
    </style:style>
    <style:style style:name="P54" style:family="paragraph" style:parent-style-name="Footnote">
      <style:text-properties officeooo:paragraph-rsid="0f025efd"/>
    </style:style>
    <style:style style:name="P55" style:family="paragraph" style:parent-style-name="Standard">
      <style:text-properties officeooo:paragraph-rsid="0f0649dd"/>
    </style:style>
    <style:style style:name="P56" style:family="paragraph" style:parent-style-name="Footnote">
      <style:text-properties officeooo:paragraph-rsid="0f140c00"/>
    </style:style>
    <style:style style:name="P57" style:family="paragraph" style:parent-style-name="Standard">
      <style:text-properties officeooo:paragraph-rsid="0f466349"/>
    </style:style>
    <style:style style:name="P58" style:family="paragraph" style:parent-style-name="Footnote">
      <style:text-properties officeooo:paragraph-rsid="0f12f362"/>
    </style:style>
    <style:style style:name="P59" style:family="paragraph" style:parent-style-name="Footnote">
      <style:text-properties officeooo:paragraph-rsid="0f051f9f"/>
    </style:style>
    <style:style style:name="P60" style:family="paragraph" style:parent-style-name="Standard">
      <style:text-properties officeooo:paragraph-rsid="0f99f892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c8b5238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fc3b2a9"/>
    </style:style>
    <style:style style:name="P65" style:family="paragraph" style:parent-style-name="Standard">
      <style:paragraph-properties fo:text-align="center" style:justify-single-word="false"/>
      <style:text-properties officeooo:paragraph-rsid="0fb98046"/>
    </style:style>
    <style:style style:name="P66" style:family="paragraph" style:parent-style-name="Standard">
      <style:paragraph-properties fo:text-align="center" style:justify-single-word="false"/>
      <style:text-properties officeooo:paragraph-rsid="0d8c21b9"/>
    </style:style>
    <style:style style:name="P67" style:family="paragraph" style:parent-style-name="Standard">
      <style:paragraph-properties fo:text-align="center" style:justify-single-word="false"/>
      <style:text-properties officeooo:paragraph-rsid="0fd58c4e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e38fc62"/>
    </style:style>
    <style:style style:name="P70" style:family="paragraph" style:parent-style-name="Standard">
      <style:paragraph-properties fo:text-align="center" style:justify-single-word="false"/>
      <style:text-properties officeooo:paragraph-rsid="0e82f1b0"/>
    </style:style>
    <style:style style:name="P71" style:family="paragraph" style:parent-style-name="Standard">
      <style:text-properties officeooo:paragraph-rsid="0fad1a3f"/>
    </style:style>
    <style:style style:name="P72" style:family="paragraph" style:parent-style-name="Standard">
      <style:text-properties officeooo:paragraph-rsid="0e0463fc"/>
    </style:style>
    <style:style style:name="P73" style:family="paragraph" style:parent-style-name="Standard">
      <style:text-properties officeooo:paragraph-rsid="101fb94a"/>
    </style:style>
    <style:style style:name="P74" style:family="paragraph" style:parent-style-name="Standard">
      <style:text-properties officeooo:paragraph-rsid="10245b8e"/>
    </style:style>
    <style:style style:name="P75" style:family="paragraph" style:parent-style-name="Standard">
      <style:text-properties officeooo:paragraph-rsid="10259f28"/>
    </style:style>
    <style:style style:name="P76" style:family="paragraph" style:parent-style-name="Standard">
      <style:text-properties officeooo:paragraph-rsid="10279665"/>
    </style:style>
    <style:style style:name="P77" style:family="paragraph" style:parent-style-name="Standard">
      <style:text-properties officeooo:rsid="104324ed" officeooo:paragraph-rsid="102a6057"/>
    </style:style>
    <style:style style:name="P78" style:family="paragraph" style:parent-style-name="Standard">
      <style:text-properties officeooo:paragraph-rsid="103f66d8"/>
    </style:style>
    <style:style style:name="P79" style:family="paragraph" style:parent-style-name="Standard">
      <style:text-properties officeooo:paragraph-rsid="103fdc47"/>
    </style:style>
    <style:style style:name="P80" style:family="paragraph" style:parent-style-name="Footnote">
      <style:text-properties officeooo:paragraph-rsid="104658df"/>
    </style:style>
    <style:style style:name="P81" style:family="paragraph" style:parent-style-name="Standard">
      <style:text-properties officeooo:paragraph-rsid="104f81b5"/>
    </style:style>
    <style:style style:name="P82" style:family="paragraph" style:parent-style-name="Standard">
      <style:text-properties officeooo:rsid="101e3872" officeooo:paragraph-rsid="10505b46"/>
    </style:style>
    <style:style style:name="P83" style:family="paragraph" style:parent-style-name="Standard">
      <style:text-properties officeooo:paragraph-rsid="1057599b"/>
    </style:style>
    <style:style style:name="P84" style:family="paragraph" style:parent-style-name="Footnote">
      <style:text-properties officeooo:paragraph-rsid="102291f9"/>
    </style:style>
    <style:style style:name="P85" style:family="paragraph" style:parent-style-name="Standard">
      <style:text-properties officeooo:paragraph-rsid="10589da9"/>
    </style:style>
    <style:style style:name="P86" style:family="paragraph" style:parent-style-name="Standard">
      <style:text-properties officeooo:paragraph-rsid="105ee122"/>
    </style:style>
    <style:style style:name="P87" style:family="paragraph" style:parent-style-name="Standard">
      <style:text-properties officeooo:paragraph-rsid="107a7646"/>
    </style:style>
    <style:style style:name="P88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officeooo:rsid="047fb57c"/>
    </style:style>
    <style:style style:name="T12" style:family="text">
      <style:text-properties style:font-name="Liberation Sans" officeooo:rsid="047da547"/>
    </style:style>
    <style:style style:name="T13" style:family="text">
      <style:text-properties style:font-name="Liberation Sans" officeooo:rsid="0f1e3d19"/>
    </style:style>
    <style:style style:name="T14" style:family="text">
      <style:text-properties style:font-name="Liberation Sans" officeooo:rsid="0f19e10f"/>
    </style:style>
    <style:style style:name="T15" style:family="text">
      <style:text-properties fo:language="nl" fo:country="NL" style:language-asian="nl" style:country-asian="NL"/>
    </style:style>
    <style:style style:name="T1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56a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383aa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383aa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2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3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6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2pt" style:font-size-asian="12pt" style:font-size-complex="12pt"/>
    </style:style>
    <style:style style:name="T19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5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1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2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3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4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5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7" style:family="text">
      <style:text-properties style:use-window-font-color="true" loext:opacity="0%" style:font-name="Liberation Sans" officeooo:rsid="047da547"/>
    </style:style>
    <style:style style:name="T21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nl" fo:country="NL" officeooo:rsid="1059f507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fo:font-weight="normal" officeooo:rsid="10310ea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1059f5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5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6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7" style:family="text">
      <style:text-properties style:use-window-font-color="true" loext:opacity="0%" style:font-name="Liberation Sans" fo:font-size="12pt" style:font-size-asian="12pt" style:font-size-complex="12pt"/>
    </style:style>
    <style:style style:name="T248" style:family="text">
      <style:text-properties style:use-window-font-color="true" loext:opacity="0%" style:font-name="Liberation Sans" officeooo:rsid="0efd8e5c"/>
    </style:style>
    <style:style style:name="T249" style:family="text">
      <style:text-properties officeooo:rsid="04473353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2" style:family="text">
      <style:text-properties fo:font-size="10pt" officeooo:rsid="04473353" style:font-size-asian="10pt" style:font-size-complex="10pt"/>
    </style:style>
    <style:style style:name="T25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2" style:family="text">
      <style:text-properties officeooo:rsid="0f0ca65a"/>
    </style:style>
    <style:style style:name="T263" style:family="text">
      <style:text-properties officeooo:rsid="1031b2ca"/>
    </style:style>
    <style:style style:name="T264" style:family="text">
      <style:text-properties officeooo:rsid="0aace3cd"/>
    </style:style>
    <style:style style:name="T265" style:family="text">
      <style:text-properties officeooo:rsid="0f95a7a0"/>
    </style:style>
    <style:style style:name="T266" style:family="text">
      <style:text-properties officeooo:rsid="0f8f58bd"/>
    </style:style>
    <style:style style:name="T267" style:family="text">
      <style:text-properties officeooo:rsid="0e5635a7"/>
    </style:style>
    <style:style style:name="T268" style:family="text">
      <style:text-properties style:font-name="Ubuntu1" fo:font-size="10pt" officeooo:rsid="04473353" style:font-size-asian="10pt" style:font-size-complex="10pt"/>
    </style:style>
    <style:style style:name="T269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0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71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2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7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je 2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Server" text:name="Edition"/>
      </text:user-field-decls>
      <text:p text:style-name="P88"><text:span text:style-name="T164">C</text:span><text:span text:style-name="T163">hecklist voor </text:span><text:span text:style-name="T165">de installatie</text:span><text:span text:style-name="T163"> van </text:span><text:span text:style-name="T163"><text:user-field-get text:name="Distro">Debian</text:user-field-get></text:span><text:span text:style-name="T166"><text:s/></text:span><text:span text:style-name="T166"><text:user-field-get text:name="Version">12 LTS</text:user-field-get></text:span><text:span text:style-name="T167"><text:note text:id="ftn1" text:note-class="footnote"><text:note-citation>1</text:note-citation><text:note-body><text:p text:style-name="P19"><text:span text:style-name="T195">LTS</text:span><text:span text:style-name="T201"> </text:span><text:span text:style-name="T202">staat voor</text:span><text:span text:style-name="T203"> </text:span><text:span text:style-name="T195">Long-Term Support, langetermijnondersteuning, </text:span><text:span text:style-name="T204">en </text:span><text:span text:style-name="T206">d</text:span><text:span text:style-name="T204">eze </text:span><text:span text:style-name="T210"><text:user-field-get text:name="Distro">Debian</text:user-field-get></text:span><text:span text:style-name="T211"><text:s/></text:span><text:span text:style-name="T211"><text:user-field-get text:name="Version">12 LTS</text:user-field-get></text:span><text:span text:style-name="Strong_20_Emphasis"><text:span text:style-name="T191"><text:s/></text:span></text:span><text:span text:style-name="T212"><text:user-field-get text:name="Edition">Server</text:user-field-get></text:span><text:span text:style-name="T216"><text:s/></text:span><text:span text:style-name="T207">(codenaam </text:span><text:span text:style-name="T209">bookworm</text:span><text:span text:style-name="T207">) </text:span><text:span text:style-name="T202">van</text:span><text:span text:style-name="T205"> </text:span><text:span text:style-name="T209">juni</text:span><text:span text:style-name="T198"> </text:span><text:span text:style-name="Strong_20_Emphasis"><text:span text:style-name="T106"><text:user-field-get text:name="Releaseyear">2023</text:user-field-get></text:span></text:span><text:span text:style-name="T198"><text:s/></text:span><text:span text:style-name="T195">wordt </text:span><text:span text:style-name="T199">vijf</text:span><text:span text:style-name="T195"> jaar onder</text:span><text:span text:style-name="T208">steund</text:span><text:span text:style-name="T200"> </text:span><text:span text:style-name="T195">tot </text:span><text:span text:style-name="T209">juni</text:span><text:span text:style-name="T196"> </text:span><text:span text:style-name="T195">202</text:span><text:span text:style-name="T209">8</text:span><text:span text:style-name="T197">.</text:span></text:p></text:note-body></text:note></text:span><text:span text:style-name="T168"><text:s/></text:span><text:span text:style-name="T168"><text:user-field-get text:name="Edition">Server</text:user-field-get></text:span><text:span text:style-name="T215">.</text:span></text:p>
      <text:p text:style-name="P35"/>
      <text:p text:style-name="P34"><text:span text:style-name="T13">Vul </text:span><text:span text:style-name="T14">achter</text:span><text:span text:style-name="T11"> de </text:span><text:span text:style-name="Definition"><text:span text:style-name="T262">ONDERSTREEPTE</text:span></text:span><text:span text:style-name="T1"> </text:span><text:span text:style-name="T12">woorden</text:span><text:span text:style-name="T11"> het</text:span><text:span text:style-name="Strong_20_Emphasis"><text:span text:style-name="T261"> </text:span></text:span><text:span text:style-name="Strong_20_Emphasis"><text:span text:style-name="T260">tekstvak</text:span></text:span><text:span text:style-name="T12"> </text:span><text:span text:style-name="T13">in,</text:span><text:span text:style-name="T12"> </text:span><text:span text:style-name="T217">zie </text:span><text:span text:style-name="T248">[</text:span><text:span text:style-name="T217">toelichting</text:span><text:span text:style-name="T248">]</text:span><text:span text:style-name="T12">:</text:span></text:p>
      <text:p text:style-name="P23"><text:span text:style-name="Definition"><text:span text:style-name="T219">g</text:span></text:span><text:span text:style-name="Definition"><text:span text:style-name="T218">ebruiker</text:span></text:span><text:span text:style-name="T224"><text:tab/><text:tab/></text:span><text:span text:style-name="T247"> <text:tab/><text:tab/></text:span><draw:control text:anchor-type="as-char" svg:y="-0.4cm" draw:z-index="6" draw:name="Gebruiker" draw:style-name="gr2" draw:text-style-name="P94" svg:width="6.4cm" svg:height="0.6cm" draw:control="control7"><svg:title>Gebruiker</svg:title><svg:desc>Volledige naam, bijv. Jan Stek</svg:desc></draw:control><text:span text:style-name="T225"><text:tab/></text:span><text:span text:style-name="T226">[</text:span><text:span text:style-name="T220">volledige naam, bijv. </text:span><text:span text:style-name="T244">J</text:span><text:span text:style-name="T245">a</text:span><text:span text:style-name="T244">n </text:span><text:span text:style-name="T245">Jansen</text:span><text:span text:style-name="T246">]</text:span></text:p>
      <text:p text:style-name="Standard"><text:span text:style-name="Definition"><text:span text:style-name="T219">g</text:span></text:span><text:span text:style-name="Definition">ebruikersnaam</text:span><text:span text:style-name="T218"><text:tab/></text:span><text:span text:style-name="T218"><draw:control text:anchor-type="as-char" svg:y="-0.4cm" draw:z-index="7" draw:name="Gberuikersnaam" draw:style-name="gr2" draw:text-style-name="P94" svg:width="6.4cm" svg:height="0.6cm" draw:control="control8"><svg:title>Gebruikersnaam</svg:title><svg:desc>Korte naam, bijv. jan</svg:desc></draw:control></text:span><text:span text:style-name="T218"><text:tab/></text:span><text:span text:style-name="T5">[</text:span><text:span text:style-name="T4">korte naam, bijv. </text:span><text:span text:style-name="T182">j</text:span><text:span text:style-name="T183">a</text:span><text:span text:style-name="T182">n</text:span><text:span text:style-name="T184">]</text:span></text:p>
      <text:p text:style-name="P21"><text:span text:style-name="Definition"><text:span text:style-name="T263">serv</text:span></text:span><text:span text:style-name="Definition">ernaam</text:span><text:span text:style-name="T227"><text:tab/><text:tab/><text:tab/></text:span><text:span text:style-name="T225"><draw:control text:anchor-type="as-char" svg:y="-0.4cm" draw:z-index="8" draw:name="Computernaam" draw:style-name="gr2" draw:text-style-name="P94" svg:width="6.4cm" svg:height="0.6cm" draw:control="control9"><svg:title>Computernaam</svg:title><svg:desc>Unieke naam van de computer</svg:desc></draw:control></text:span><text:span text:style-name="T225"><text:tab/></text:span><text:span text:style-name="T232">[</text:span><text:span text:style-name="T228">naam van de </text:span><text:span text:style-name="T234">server</text:span><text:span text:style-name="T229">, </text:span><text:span text:style-name="T230">bijv. </text:span><text:span text:style-name="T233">sv</text:span><text:span text:style-name="T231">02</text:span><text:span text:style-name="T232">]</text:span></text:p>
      <text:p text:style-name="P22"><text:span text:style-name="Definition"><text:span text:style-name="T237">g</text:span></text:span><text:span text:style-name="Definition"><text:span text:style-name="T236">ebruiker</text:span></text:span><text:span text:style-name="T235"><text:tab/><text:tab/></text:span><text:span text:style-name="T247"> <text:tab/><text:tab/></text:span><text:span text:style-name="T225"><draw:control text:anchor-type="as-char" svg:y="-0.4cm" draw:z-index="13" draw:name="Gebruiker 1" draw:style-name="gr2" draw:text-style-name="P94" svg:width="6.4cm" svg:height="0.6cm" draw:control="control14"><svg:title>Gebruiker</svg:title><svg:desc>Volledige naam, bijv. Jan Stek</svg:desc></draw:control></text:span><text:span text:style-name="T225"><text:tab/></text:span><text:span text:style-name="T226">[</text:span><text:span text:style-name="T220">volledige naam </text:span><text:span text:style-name="T221">evt. </text:span><text:span text:style-name="T223">extra </text:span><text:span text:style-name="T221">gebruiker</text:span><text:span text:style-name="T222">]</text:span></text:p>
      <text:p text:style-name="P53"><text:span text:style-name="Definition"><text:span text:style-name="T237">g</text:span></text:span><text:span text:style-name="Definition"><text:span text:style-name="T236">ebruikersnaam</text:span></text:span><text:span text:style-name="T236"><text:tab/></text:span><text:span text:style-name="T218"><draw:control text:anchor-type="as-char" svg:y="-0.4cm" draw:z-index="14" draw:name="Gberuikersnaam 1" draw:style-name="gr2" draw:text-style-name="P94" svg:width="6.4cm" svg:height="0.6cm" draw:control="control15"><svg:title>Gebruikersnaam</svg:title><svg:desc>Korte naam, bijv. jan</svg:desc></draw:control></text:span><text:span text:style-name="T218"><text:tab/></text:span><text:span text:style-name="T239">[</text:span><text:span text:style-name="T238">korte naam</text:span><text:span text:style-name="T240"> </text:span><text:span text:style-name="T241">evt. </text:span><text:span text:style-name="T243">extra </text:span><text:span text:style-name="T241">gebruiker</text:span><text:span text:style-name="T242">]</text:span></text:p>
      <text:p text:style-name="P24"><text:span text:style-name="T169">Vervang </text:span><text:span text:style-name="T172">de</text:span><text:span text:style-name="T169"> </text:span><text:span text:style-name="Definition"><text:span text:style-name="T16">ONDERSTREEPTE</text:span></text:span><text:span text:style-name="T169"> </text:span><text:span text:style-name="T170">woorden </text:span><text:span text:style-name="T169">in deze checklist door </text:span><text:span text:style-name="T172">d</text:span><text:span text:style-name="T174">i</text:span><text:span text:style-name="T172">e </text:span><text:span text:style-name="T173">in </text:span><text:span text:style-name="T174">het</text:span><text:span text:style-name="Strong_20_Emphasis"><text:span text:style-name="T38"> </text:span></text:span><text:span text:style-name="Strong_20_Emphasis"><text:span text:style-name="T51">tekstvak</text:span></text:span><text:span text:style-name="T169">.</text:span></text:p>
      <text:p text:style-name="P28"/>
      <text:p text:style-name="P28"/>
      <text:p text:style-name="P26"><text:span text:style-name="T180">Nieuwe installatie?</text:span><text:span text:style-name="T171"><text:tab/></text:span><text:span text:style-name="T176"></text:span><text:span text:style-name="T178"><text:tab/></text:span><text:span text:style-name="T177">B</text:span><text:span text:style-name="T171">egin bij hoofdstuk </text:span><text:span text:style-name="T180"><text:bookmark-ref text:reference-format="page" text:ref-name="__RefNumPara__4009_1271708128">2</text:bookmark-ref></text:span><text:span text:style-name="T180"><text:s text:c="2"/></text:span><text:span text:style-name="T181"><text:bookmark-ref text:reference-format="text" text:ref-name="__RefNumPara__4009_1271708128">Installatie uitvoeren</text:bookmark-ref></text:span><text:span text:style-name="T175">.</text:span></text:p>
      <text:p text:style-name="P25"><text:span text:style-name="Strong_20_Emphasis"><text:span text:style-name="T179"/></text:span></text:p>
      <text:p text:style-name="P25"><text:span text:style-name="Strong_20_Emphasis"><text:span text:style-name="T179"/></text:span></text:p>
      <text:list xml:id="list537626957"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8"><draw:control text:anchor-type="as-char" draw:z-index="0" draw:name="Vorm3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8"><draw:control text:anchor-type="as-char" draw:z-index="16" draw:name="Vorm 2" draw:style-name="gr1" draw:text-style-name="P93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34">Aanmelden als </text:span></text:span><text:span text:style-name="Definition"><text:span text:style-name="T9">gebruike</text:span></text:span><text:span text:style-name="Definition"><text:span text:style-name="T10">r</text:span></text:span><text:span text:style-name="Strong_20_Emphasis"><text:span text:style-name="T35"><text:note text:id="ftn2" text:note-class="footnote"><text:note-citation>2</text:note-citation><text:note-body><text:p text:style-name="P18"><text:span text:style-name="T127">E</text:span><text:span text:style-name="T130">v</text:span><text:span text:style-name="T131">en</text:span><text:span text:style-name="T133">t</text:span><text:span text:style-name="T134">uele </text:span><text:span text:style-name="T135">extra </text:span><text:span text:style-name="Definition"><text:span text:style-name="T251">gebruiker</text:span></text:span><text:span text:style-name="T135">s aanmelden </text:span><text:span text:style-name="T136">en dezelfde stappen uitvoeren</text:span><text:span text:style-name="T132">.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8"><draw:control text:anchor-type="as-char" draw:z-index="9" draw:name="Vorm4" draw:style-name="gr1" draw:text-style-name="P93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8"/></text:span></text:p>
          </table:table-cell>
          <table:table-cell table:style-name="_31_._5f_Installatie_5f_voorbereiden.D3" office:value-type="string">
            <text:p text:style-name="P55"><text:span text:style-name="Strong_20_Emphasis"><text:span text:style-name="T34">Installeer </text:span></text:span><text:span text:style-name="Strong_20_Emphasis"><text:span text:style-name="T56">Debian-</text:span></text:span><text:span text:style-name="Strong_20_Emphasis"><text:span text:style-name="T50">pakket kz</text:span></text:span><text:span text:style-name="Strong_20_Emphasis"><text:span text:style-name="T50"><text:note text:id="ftn3" text:note-class="footnote"><text:note-citation>3</text:note-citation><text:note-body><text:p text:style-name="P58">Pakket kz bevat scripts om Debian en op Debian gebaseerde systemen zoals Ubuntu soepel en bruikbaar te installeren.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86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60">wget karelzimmer.nl/</text:span></text:span><text:span text:style-name="User_20_Entry"><text:span text:style-name="T161">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4" office:value-type="string">
            <text:p text:style-name="P87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62">bash 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7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8"><draw:control text:anchor-type="as-char" draw:z-index="1" draw:name="Vorm6" draw:style-name="gr1" draw:text-style-name="P9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8"><draw:control text:anchor-type="as-char" draw:z-index="17" draw:name="Vorm 6" draw:style-name="gr1" draw:text-style-name="P93" svg:width="0.35cm" svg:height="0.35cm" draw:control="control18"/></text:span></text:span></text:p>
          </table:table-cell>
          <table:table-cell table:style-name="_31_._5f_Installatie_5f_voorbereiden.D8" office:value-type="string">
            <text:p text:style-name="P45"><text:span text:style-name="Strong_20_Emphasis"><text:span text:style-name="T37">Bereid de installatie voor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9" office:value-type="string">
            <text:p text:style-name="P78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10" office:value-type="string">
            <text:p text:style-name="P83"><text:span text:style-name="Strong_20_Emphasis"><text:span text:style-name="T55">Selecteer</text:span></text:span><text:span text:style-name="Strong_20_Emphasis"><text:span text:style-name="T42"> </text:span></text:span><text:span text:style-name="Strong_20_Emphasis"><text:span text:style-name="T74">1 <text:s/>Installatie voorbereiden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8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32"/>
      <text:list xml:id="list82327953046694" text:continue-numbering="true" text:style-name="L1">
        <text:list-item>
          <text:p text:style-name="P90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58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5"><text:span text:style-name="T192">Start de computer op vanaf</text:span><text:span text:style-name="T192"><text:note text:id="ftn4" text:note-class="footnote"><text:note-citation>1</text:note-citation><text:note-body><text:p text:style-name="P84"><text:span text:style-name="T124">B</text:span><text:span text:style-name="T125">ootmenu/</text:span><text:span text:style-name="T124">S</text:span><text:span text:style-name="T125">etup</text:span><text:span text:style-name="T123"> via </text:span><text:span text:style-name="T121">é</text:span><text:span text:style-name="T122">é</text:span><text:span text:style-name="T124">n van de </text:span><text:span text:style-name="Definition"><text:span text:style-name="T126">Veelgebruikte toetsen: </text:span></text:span><text:span text:style-name="Definition"><text:span text:style-name="T269">E</text:span></text:span><text:span text:style-name="Definition"><text:span text:style-name="T270">sc</text:span></text:span><text:span text:style-name="Definition"><text:span text:style-name="T126">, </text:span></text:span><text:span text:style-name="Definition"><text:span text:style-name="T271">D</text:span></text:span><text:span text:style-name="Definition"><text:span text:style-name="T270">elete</text:span></text:span><text:span text:style-name="Definition"><text:span text:style-name="T126">, </text:span></text:span><text:span text:style-name="Definition"><text:span text:style-name="T271">F</text:span></text:span><text:span text:style-name="Definition"><text:span text:style-name="T270">1</text:span></text:span><text:span text:style-name="Definition"><text:span text:style-name="T126">, </text:span></text:span><text:span text:style-name="Definition"><text:span text:style-name="T270">F2</text:span></text:span><text:span text:style-name="Definition"><text:span text:style-name="T126">, </text:span></text:span><text:span text:style-name="Definition"><text:span text:style-name="T271">F9, </text:span></text:span><text:span text:style-name="Definition"><text:span text:style-name="T272">F10, F11, </text:span></text:span><text:span text:style-name="Definition"><text:span text:style-name="T273">of</text:span></text:span><text:span text:style-name="Definition"><text:span text:style-name="T272"> </text:span></text:span><text:span text:style-name="Definition"><text:span text:style-name="T271">F12</text:span></text:span><text:span text:style-name="T123">.</text:span></text:p></text:note-body></text:note></text:span><text:span text:style-name="T192"> </text:span><text:span text:style-name="T193">een </text:span><text:span text:style-name="T187"><text:user-field-get text:name="Distro">Debian</text:user-field-get></text:span><text:span text:style-name="T188"><text:s/></text:span><text:span text:style-name="T188"><text:user-field-get text:name="Version">12 LTS</text:user-field-get></text:span><text:span text:style-name="Strong_20_Emphasis"><text:span text:style-name="T186"><text:s/></text:span></text:span><text:span text:style-name="Strong_20_Emphasis"><text:span text:style-name="T189"><text:user-field-get text:name="Edition">Server</text:user-field-get></text:span></text:span><text:span text:style-name="Strong_20_Emphasis"><text:span text:style-name="T189"><text:s/></text:span></text:span><text:span text:style-name="Strong_20_Emphasis"><text:span text:style-name="T190">Live</text:span></text:span><text:span text:style-name="T83"><text:note text:id="ftn5" text:note-class="footnote"><text:note-citation>2</text:note-citation><text:note-body><text:p text:style-name="P20"><text:span text:style-name="T249">Vanaf een </text:span><text:span text:style-name="T265">L</text:span><text:span text:style-name="T249">ive </text:span><text:span text:style-name="T266">USB</text:span><text:span text:style-name="T264">-stick </text:span><text:span text:style-name="T267">(</text:span><text:span text:style-name="T264">of </text:span><text:span text:style-name="T266">DVD</text:span><text:span text:style-name="T267">)</text:span><text:span text:style-name="T268"> </text:span><text:span text:style-name="T249">kunt u opstarten en </text:span><text:span text:style-name="T252">met </text:span><text:span text:style-name="Strong_20_Emphasis"><text:span text:style-name="T194"><text:user-field-get text:name="Distro">Debian</text:user-field-get></text:span></text:span><text:span text:style-name="Strong_20_Emphasis"><text:span text:style-name="T194"><text:s/></text:span></text:span><text:span text:style-name="T249">werken zonder enige bestanden op de harde schijf te wijzigen en maakt ook installatie van </text:span><text:span text:style-name="Strong_20_Emphasis"><text:span text:style-name="T194"><text:user-field-get text:name="Distro">Debian</text:user-field-get></text:span></text:span><text:span text:style-name="Strong_20_Emphasis"><text:span text:style-name="T194"><text:s/></text:span></text:span><text:span text:style-name="T249">mogelijk.</text:span></text:p></text:note-body></text:note></text:span><text:span text:style-name="T82"> </text:span><text:span text:style-name="T86">USB</text:span><text:span text:style-name="T84">-stick</text:span><text:span text:style-name="T84"><text:note text:id="ftn6" text:note-class="footnote"><text:note-citation>3</text:note-citation><text:note-body><text:p text:style-name="P80"><text:span text:style-name="Strong_20_Emphasis"><text:span text:style-name="T105">In een grafische werkomgeving:<text:line-break/></text:span></text:span><text:span text:style-name="Strong_20_Emphasis"><text:span text:style-name="T98">D</text:span></text:span><text:span text:style-name="Strong_20_Emphasis"><text:span text:style-name="T90">ow</text:span></text:span><text:span text:style-name="Strong_20_Emphasis"><text:span text:style-name="T91">nload </text:span></text:span><text:span text:style-name="Strong_20_Emphasis"><text:span text:style-name="T88">e</text:span></text:span><text:span text:style-name="Strong_20_Emphasis"><text:span text:style-name="T92">e</text:span></text:span><text:span text:style-name="Strong_20_Emphasis"><text:span text:style-name="T93">n</text:span></text:span><text:span text:style-name="Strong_20_Emphasis"><text:span text:style-name="T120"> </text:span></text:span><text:span text:style-name="Strong_20_Emphasis"><text:span text:style-name="T154">cd</text:span></text:span><text:span text:style-name="Strong_20_Emphasis"><text:span text:style-name="T149">-beeldbestand</text:span></text:span><text:span text:style-name="Strong_20_Emphasis"><text:span text:style-name="T91"> </text:span></text:span><text:span text:style-name="Strong_20_Emphasis"><text:span text:style-name="T100">(.iso) </text:span></text:span><text:span text:style-name="Strong_20_Emphasis"><text:span text:style-name="T94">v</text:span></text:span><text:span text:style-name="Strong_20_Emphasis"><text:span text:style-name="T95">anaf</text:span></text:span><text:span text:style-name="Strong_20_Emphasis"><text:span text:style-name="T96"> </text:span></text:span><text:a xlink:type="simple" xlink:href="https://www.debian.org/CD/live/" text:style-name="Internet_20_link" text:visited-style-name="Visited_20_Internet_20_Link"><text:span text:style-name="Strong_20_Emphasis"><text:span text:style-name="T253">debian.org/cd/live</text:span></text:span></text:a><text:span text:style-name="Strong_20_Emphasis"><text:span text:style-name="T96">, </text:span></text:span><text:span text:style-name="Strong_20_Emphasis"><text:span text:style-name="T101">klik onder </text:span></text:span><text:span text:style-name="Strong_20_Emphasis"><text:span text:style-name="T107">DVD/USB</text:span></text:span><text:span text:style-name="Strong_20_Emphasis"><text:span text:style-name="T101"> op </text:span></text:span><text:span text:style-name="Strong_20_Emphasis"><text:span text:style-name="T107">amd64</text:span></text:span><text:span text:style-name="Strong_20_Emphasis"><text:span text:style-name="T101">.</text:span></text:span><text:span text:style-name="Strong_20_Emphasis"><text:span text:style-name="T96"><text:line-break/></text:span></text:span><text:span text:style-name="Strong_20_Emphasis"><text:span text:style-name="T102">K</text:span></text:span><text:span text:style-name="Strong_20_Emphasis"><text:span text:style-name="T99">lik op</text:span></text:span><text:span text:style-name="Strong_20_Emphasis"><text:span text:style-name="T97"> </text:span></text:span><text:span text:style-name="Strong_20_Emphasis"><text:span text:style-name="T108">debian-live-1</text:span></text:span><text:span text:style-name="Strong_20_Emphasis"><text:span text:style-name="T107">2</text:span></text:span><text:span text:style-name="Strong_20_Emphasis"><text:span text:style-name="T108">.</text:span></text:span><text:span text:style-name="Strong_20_Emphasis"><text:span text:style-name="T109">x</text:span></text:span><text:span text:style-name="Strong_20_Emphasis"><text:span text:style-name="T108">.</text:span></text:span><text:span text:style-name="Strong_20_Emphasis"><text:span text:style-name="T109">y</text:span></text:span><text:span text:style-name="Strong_20_Emphasis"><text:span text:style-name="T110">-</text:span></text:span><text:span text:style-name="Strong_20_Emphasis"><text:span text:style-name="T108">amd64-</text:span></text:span><text:span text:style-name="Strong_20_Emphasis"><text:span text:style-name="T104">s</text:span></text:span><text:span text:style-name="Strong_20_Emphasis"><text:span text:style-name="T108">tan</text:span></text:span><text:span text:style-name="Strong_20_Emphasis"><text:span text:style-name="T112">dard</text:span></text:span><text:span text:style-name="Strong_20_Emphasis"><text:span text:style-name="T111">.iso</text:span></text:span><text:span text:style-name="Strong_20_Emphasis"><text:span text:style-name="T91">.<text:line-break/></text:span></text:span><text:span text:style-name="Strong_20_Emphasis"><text:span text:style-name="T98">Plaats een </text:span></text:span><text:span text:style-name="Strong_20_Emphasis"><text:span text:style-name="T103">usb</text:span></text:span><text:span text:style-name="Strong_20_Emphasis"><text:span text:style-name="T91">-stick </text:span></text:span><text:span text:style-name="Strong_20_Emphasis"><text:span text:style-name="T98">van minimaal </text:span></text:span><text:span text:style-name="Strong_20_Emphasis"><text:span text:style-name="T104">2</text:span></text:span><text:span text:style-name="Strong_20_Emphasis"><text:span text:style-name="T91"> GB.<text:line-break/></text:span></text:span><text:span text:style-name="Strong_20_Emphasis"><text:span text:style-name="T137">Zoek</text:span></text:span><text:span text:style-name="Strong_20_Emphasis"><text:span text:style-name="T138"> </text:span></text:span><text:span text:style-name="Strong_20_Emphasis"><text:span text:style-name="T156">s</text:span></text:span><text:span text:style-name="Strong_20_Emphasis"><text:span text:style-name="T157">ch</text:span></text:span><text:span text:style-name="Strong_20_Emphasis"><text:span text:style-name="T138"> en klik op het pictogram van</text:span></text:span><text:span text:style-name="Strong_20_Emphasis"><text:span text:style-name="T139"> </text:span></text:span><text:span text:style-name="Strong_20_Emphasis"><text:span text:style-name="T159">Schijven</text:span></text:span><text:span text:style-name="Strong_20_Emphasis"><text:span text:style-name="T140">. Selecteer de </text:span></text:span><text:span text:style-name="Strong_20_Emphasis"><text:span text:style-name="T155">usb</text:span></text:span><text:span text:style-name="Strong_20_Emphasis"><text:span text:style-name="T140">-stick in de lijst van schijven aan de linkerkant en klik rechtsboven op </text:span></text:span><text:span text:style-name="Strong_20_Emphasis"><text:span text:style-name="T158">Schijfinstellingen</text:span></text:span><text:span text:style-name="Strong_20_Emphasis"><text:span text:style-name="T140"> </text:span></text:span><text:span text:style-name="Strong_20_Emphasis"><text:span text:style-name="T158">⋮</text:span></text:span><text:span text:style-name="Strong_20_Emphasis"><text:span text:style-name="T140"> (icoontje met de drie puntjes).</text:span></text:span></text:p><text:p text:style-name="P59"><text:span text:style-name="Strong_20_Emphasis"><text:span text:style-name="T140"><text:tab/>Kies </text:span></text:span><text:span text:style-name="Strong_20_Emphasis"><text:span text:style-name="T158">Schijfkopie terugzetten</text:span></text:span><text:span text:style-name="Strong_20_Emphasis"><text:span text:style-name="T140"> en selecteer </text:span></text:span><text:span text:style-name="Strong_20_Emphasis"><text:span text:style-name="T151">het net</text:span></text:span><text:span text:style-name="Strong_20_Emphasis"><text:span text:style-name="T149"> gedownloade </text:span></text:span><text:span text:style-name="Strong_20_Emphasis"><text:span text:style-name="T154">cd</text:span></text:span><text:span text:style-name="Strong_20_Emphasis"><text:span text:style-name="T149">-beeldbestand </text:span></text:span><text:span text:style-name="Strong_20_Emphasis"><text:span text:style-name="T150">(.iso)</text:span></text:span><text:span text:style-name="Strong_20_Emphasis"><text:span text:style-name="T149">.</text:span></text:span></text:p><text:p text:style-name="P54"><text:span text:style-name="Strong_20_Emphasis"><text:span text:style-name="T140"><text:tab/>Klik op </text:span></text:span><text:span text:style-name="Strong_20_Emphasis"><text:span text:style-name="T158">Terugzetten starten</text:span></text:span><text:span text:style-name="Strong_20_Emphasis"><text:span text:style-name="T140"> en vervolgens op </text:span></text:span><text:span text:style-name="Strong_20_Emphasis"><text:span text:style-name="T158">Terugzetten</text:span></text:span><text:span text:style-name="Strong_20_Emphasis"><text:span text:style-name="T141">.<text:line-break/></text:span></text:span><text:span text:style-name="Strong_20_Emphasis"><text:span text:style-name="T152">O</text:span></text:span><text:span text:style-name="Strong_20_Emphasis"><text:span text:style-name="T142">f </text:span></text:span><text:span text:style-name="Strong_20_Emphasis"><text:span text:style-name="T143">gebruik </text:span></text:span><text:span text:style-name="Strong_20_Emphasis"><text:span text:style-name="T144">het programma </text:span></text:span><text:span text:style-name="Strong_20_Emphasis"><text:span text:style-name="T128">Etche</text:span></text:span><text:span text:style-name="Strong_20_Emphasis"><text:span text:style-name="T129">r</text:span></text:span><text:span text:style-name="Strong_20_Emphasis"><text:span text:style-name="T144"> </text:span></text:span><text:span text:style-name="Strong_20_Emphasis"><text:span text:style-name="T145">(</text:span></text:span><text:a xlink:type="simple" xlink:href="https://www.balena.io/etcher/" text:style-name="Internet_20_link" text:visited-style-name="Visited_20_Internet_20_Link"><text:span text:style-name="Strong_20_Emphasis"><text:span text:style-name="T254">etcher.io</text:span></text:span></text:a><text:span text:style-name="Strong_20_Emphasis"><text:span text:style-name="T145">) </text:span></text:span><text:span text:style-name="Strong_20_Emphasis"><text:span text:style-name="T153">dat </text:span></text:span><text:span text:style-name="Strong_20_Emphasis"><text:span text:style-name="T142">beschikbaar </text:span></text:span><text:span text:style-name="Strong_20_Emphasis"><text:span text:style-name="T153">is </text:span></text:span><text:span text:style-name="Strong_20_Emphasis"><text:span text:style-name="T142">voor </text:span></text:span><text:span text:style-name="Strong_20_Emphasis"><text:span text:style-name="T140">Windows, </text:span></text:span><text:span text:style-name="Strong_20_Emphasis"><text:span text:style-name="T146">mac</text:span></text:span><text:span text:style-name="Strong_20_Emphasis"><text:span text:style-name="T147">OS</text:span></text:span><text:span text:style-name="Strong_20_Emphasis"><text:span text:style-name="T144">, </text:span></text:span><text:span text:style-name="Strong_20_Emphasis"><text:span text:style-name="T145">en </text:span></text:span><text:span text:style-name="Strong_20_Emphasis"><text:span text:style-name="T144">Linux</text:span></text:span><text:span text:style-name="Strong_20_Emphasis"><text:span text:style-name="T148">.</text:span></text:span></text:p></text:note-body></text:note></text:span><text:span text:style-name="T82"> </text:span><text:span text:style-name="T85">of </text:span><text:span text:style-name="T86">DVD</text:span><text:span text:style-name="T85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34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55">Selecteer</text:span></text:span><text:span text:style-name="Strong_20_Emphasis"><text:span text:style-name="T62"> </text:span></text:span><text:span text:style-name="Strong_20_Emphasis"><text:span text:style-name="T24">Start inst</text:span></text:span><text:span text:style-name="Strong_20_Emphasis"><text:span text:style-name="T25">a</text:span></text:span><text:span text:style-name="Strong_20_Emphasis"><text:span text:style-name="T24">ller</text:span></text:span><text:span text:style-name="Strong_20_Emphasis"><text:span text:style-name="T60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4" office:value-type="string">
            <text:p text:style-name="P38"><text:span text:style-name="Strong_20_Emphasis"><text:span text:style-name="T20">V</text:span></text:span><text:span text:style-name="Strong_20_Emphasis"><text:span text:style-name="T21">olg de aanwijzingen </text:span></text:span><text:span text:style-name="Strong_20_Emphasis"><text:span text:style-name="T22">op de </text:span></text:span><text:span text:style-name="Strong_20_Emphasis"><text:span text:style-name="T23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><draw:control text:anchor-type="as-char" draw:z-index="15" draw:name="Vorm13_ 1" draw:style-name="gr1" draw:text-style-name="P93" svg:width="0.35cm" svg:height="0.35cm" draw:control="control16"/></text:p>
          </table:table-cell>
          <table:table-cell table:style-name="_32_._5f_Installatie_5f_uitvoeren.C6" office:value-type="string">
            <text:p text:style-name="P72"><text:span text:style-name="Strong_20_Emphasis"><text:span text:style-name="T26">Bi</text:span></text:span><text:span text:style-name="Strong_20_Emphasis"><text:span text:style-name="T33">j</text:span></text:span><text:span text:style-name="Strong_20_Emphasis"><text:span text:style-name="T26"> </text:span></text:span><text:span text:style-name="Strong_20_Emphasis"><text:span text:style-name="T69">Select a language</text:span></text:span><text:span text:style-name="Strong_20_Emphasis"><text:span text:style-name="T26">:</text:span></text:span>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81"><text:span text:style-name="Strong_20_Emphasis"><text:span text:style-name="T33">K</text:span></text:span><text:span text:style-name="Strong_20_Emphasis"><text:span text:style-name="T26">ies </text:span></text:span><text:span text:style-name="Strong_20_Emphasis"><text:span text:style-name="T72">Dutch - </text:span></text:span><text:span text:style-name="Strong_20_Emphasis"><text:span text:style-name="T73">Nederlands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58"><draw:control text:anchor-type="as-char" draw:z-index="3" draw:name="Vorm13" draw:style-name="gr1" draw:text-style-name="P93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71"><text:span text:style-name="Strong_20_Emphasis"><text:span text:style-name="T59">B</text:span></text:span><text:span text:style-name="Strong_20_Emphasis"><text:span text:style-name="T63">ij</text:span></text:span><text:span text:style-name="Strong_20_Emphasis"><text:span text:style-name="T59"> </text:span></text:span><text:span text:style-name="Strong_20_Emphasis"><text:span text:style-name="T65">Het netwerk configureren</text:span></text:span><text:span text:style-name="Strong_20_Emphasis"><text:span text:style-name="T59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4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70">C</text:span></text:span><text:span text:style-name="Strong_20_Emphasis"><text:span text:style-name="T67">omputer</text:span></text:span><text:span text:style-name="Strong_20_Emphasis"><text:span text:style-name="T70">naam</text:span></text:span><text:span text:style-name="Strong_20_Emphasis"><text:span text:style-name="T29"> </text:span></text:span><text:span text:style-name="Definition"><text:span text:style-name="T8">serv</text:span></text:span><text:span text:style-name="Definition"><text:span text:style-name="T6">ernaam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1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draw:control text:anchor-type="as-char" draw:z-index="20" draw:name="Vorm 1" draw:style-name="gr1" draw:text-style-name="P93" svg:width="0.35cm" svg:height="0.35cm" draw:control="control21"/></text:p>
          </table:table-cell>
          <table:table-cell table:style-name="_32_._5f_Installatie_5f_uitvoeren.C9" office:value-type="string">
            <text:p text:style-name="P82"><text:span text:style-name="Strong_20_Emphasis"><text:span text:style-name="T63">Bij</text:span></text:span> <text:span text:style-name="T250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7"><text:span text:style-name="T213">Stel geen </text:span><text:span text:style-name="T214">Root</text:span><text:span text:style-name="T213">-wachtwoord in</text:span><text:span text:style-name="Strong_20_Emphasis"><text:span text:style-name="T54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4" office:value-type="string">
            <text:p text:style-name="P73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66">Wat is </text:span></text:span><text:span text:style-name="Strong_20_Emphasis"><text:span text:style-name="T70">de volledige </text:span></text:span><text:span text:style-name="Strong_20_Emphasis"><text:span text:style-name="T66">naam </text:span></text:span><text:span text:style-name="Strong_20_Emphasis"><text:span text:style-name="T70">van de nieuwe gebruiker</text:span></text:span><text:span text:style-name="Strong_20_Emphasis"><text:span text:style-name="T66">?</text:span></text:span><text:span text:style-name="Strong_20_Emphasis"><text:span text:style-name="T27"> </text:span></text:span><text:span text:style-name="Definition"><text:span text:style-name="T6">gebruiker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4" office:value-type="string">
            <text:p text:style-name="P76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66">W</text:span></text:span><text:span text:style-name="Strong_20_Emphasis"><text:span text:style-name="T71">at is de gebruikersnaam voor uw </text:span></text:span><text:span text:style-name="Strong_20_Emphasis"><text:span text:style-name="T66"><text:s/></text:span></text:span><text:span text:style-name="Strong_20_Emphasis"><text:span text:style-name="T71">account</text:span></text:span><text:span text:style-name="Strong_20_Emphasis"><text:span text:style-name="T66">?</text:span></text:span><text:span text:style-name="Strong_20_Emphasis"><text:span text:style-name="T28"> </text:span></text:span><text:span text:style-name="Definition"><text:span text:style-name="T7">gebruikers</text:span></text:span><text:span text:style-name="Definition"><text:span text:style-name="T6">naam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6" office:value-type="string">
            <text:p text:style-name="P75"><text:span text:style-name="Strong_20_Emphasis"><text:span text:style-name="T32">Geef</text:span></text:span><text:span text:style-name="Strong_20_Emphasis"><text:span text:style-name="T27"> </text:span></text:span><text:span text:style-name="Strong_20_Emphasis"><text:span text:style-name="T30">tweemaal </text:span></text:span><text:span text:style-name="Strong_20_Emphasis"><text:span text:style-name="T32">een </text:span></text:span><text:span text:style-name="Strong_20_Emphasis"><text:span text:style-name="T68">wachtwoord</text:span></text:span><text:span text:style-name="Strong_20_Emphasis"><text:span text:style-name="T57">.</text:span></text:span></text:p>
          </table:table-cell>
        </table:table-row>
      </table:table>
      <text:p text:style-name="P40"><text:span text:style-name="Strong_20_Emphasis"><text:span text:style-name="T64"/></text:span></text:p>
      <text:list xml:id="list82327292089219" text:continue-numbering="true" text:style-name="L1">
        <text:list-item>
          <text:p text:style-name="P92"><text:span text:style-name="Strong_20_Emphasis"><text:span text:style-name="T76">Installatie </text:span></text:span><text:span text:style-name="Strong_20_Emphasis"><text:span text:style-name="T77">afronden</text:span></text:span></text:p>
        </text:list-item>
      </text:list>
      <text:p text:style-name="P41"><text:span text:style-name="Strong_20_Emphasis"><text:span text:style-name="T3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58"><draw:control text:anchor-type="as-char" draw:z-index="4" draw:name="Vorm22" draw:style-name="gr1" draw:text-style-name="P93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1">Aanmelden als </text:span></text:span><text:span text:style-name="Definition"><text:span text:style-name="T6">gebruiker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8"><draw:control text:anchor-type="as-char" draw:z-index="10" draw:name="Vorm4_1" draw:style-name="gr1" draw:text-style-name="P93" svg:width="0.35cm" svg:height="0.35cm" draw:control="control11"/></text:span></text:span></text:p>
          </table:table-cell>
          <table:table-cell table:style-name="_33_._5f_Installatie_5f_afronden.C3" office:value-type="string">
            <text:p text:style-name="P57"><text:span text:style-name="Strong_20_Emphasis"><text:span text:style-name="T34">Installeer </text:span></text:span><text:span text:style-name="Strong_20_Emphasis"><text:span text:style-name="T56">Debian-</text:span></text:span><text:span text:style-name="Strong_20_Emphasis"><text:span text:style-name="T50">pakket kz</text:span></text:span><text:span text:style-name="Strong_20_Emphasis"><text:span text:style-name="T50"><text:note text:id="ftn7" text:note-class="footnote"><text:note-citation>1</text:note-citation><text:note-body><text:p text:style-name="P56">Pakket kz bevat scripts om Debian en op Debian gebaseerde systemen zoals Ubuntu soepel en bruikbaar te installeren.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4"/></text:span></text:p>
          </table:table-cell>
          <table:table-cell table:style-name="_33_._5f_Installatie_5f_afronden.C4" office:value-type="string">
            <text:p text:style-name="P86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60">wget karelzimmer.nl/</text:span></text:span><text:span text:style-name="User_20_Entry"><text:span text:style-name="T161">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4" office:value-type="string">
            <text:p text:style-name="P87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62">bash 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46"><text:span text:style-name="Strong_20_Emphasis"><text:span text:style-name="T40">V</text:span>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7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58"><draw:control text:anchor-type="as-char" draw:z-index="5" draw:name="Vorm33" draw:style-name="gr1" draw:text-style-name="P93" svg:width="0.35cm" svg:height="0.35cm" draw:control="control6"/></text:span></text:span></text:p>
          </table:table-cell>
          <table:table-cell table:style-name="_33_._5f_Installatie_5f_afronden.C8" office:value-type="string">
            <text:p text:style-name="P44"><text:span text:style-name="Strong_20_Emphasis"><text:span text:style-name="T44">Rond de</text:span></text:span><text:span text:style-name="Strong_20_Emphasis"><text:span text:style-name="T45"> installatie </text:span></text:span><text:span text:style-name="Strong_20_Emphasis"><text:span text:style-name="T44">af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9" office:value-type="string">
            <text:p text:style-name="P79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34"/></text:span></text:p>
          </table:table-cell>
          <table:table-cell table:style-name="_33_._5f_Installatie_5f_afronden.C10" office:value-type="string">
            <text:p text:style-name="P83"><text:span text:style-name="Strong_20_Emphasis"><text:span text:style-name="T55">Selecteer</text:span></text:span><text:span text:style-name="Strong_20_Emphasis"><text:span text:style-name="T43"> </text:span></text:span><text:span text:style-name="Strong_20_Emphasis"><text:span text:style-name="T75">3 <text:s/>Installatie afrond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1" office:value-type="string">
            <text:p text:style-name="P48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41"><text:span text:style-name="Strong_20_Emphasis"><text:span text:style-name="T31"><text:tab/></text:span></text:span></text:p>
      <text:p text:style-name="P42"><text:span text:style-name="Strong_20_Emphasis"><text:span text:style-name="T42"><text:tab/></text:span></text:span></text:p>
      <text:list xml:id="list82327992748005" text:continue-numbering="true" text:style-name="L1">
        <text:list-item>
          <text:p text:style-name="P91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58"><draw:control text:anchor-type="as-char" draw:z-index="11" draw:name="Vorm36_0" draw:style-name="gr1" draw:text-style-name="P93" svg:width="0.35cm" svg:height="0.35cm" draw:control="control12"/></text:span></text:span></text:p>
          </table:table-cell>
          <table:table-cell table:style-name="Tabel2.A1" office:value-type="string">
            <text:p text:style-name="P69"><text:span text:style-name="Strong_20_Emphasis"><text:span text:style-name="T58"><draw:control text:anchor-type="as-char" draw:z-index="18" draw:name="Vorm36_ 1" draw:style-name="gr1" draw:text-style-name="P93" svg:width="0.35cm" svg:height="0.35cm" draw:control="control19"/></text:span></text:span></text:p>
          </table:table-cell>
          <table:table-cell table:style-name="Tabel2.D1" office:value-type="string">
            <text:p text:style-name="P37"><text:span text:style-name="Strong_20_Emphasis"><text:span text:style-name="T31">Aanmelden als </text:span></text:span><text:span text:style-name="Definition"><text:span text:style-name="T6">gebruiker</text:span></text:span><text:span text:style-name="Strong_20_Emphasis"><text:span text:style-name="T35"><text:note text:id="ftn8" text:note-class="footnote"><text:note-citation>1</text:note-citation><text:note-body><text:p text:style-name="P51"><text:span text:style-name="User_20_Entry"><text:span text:style-name="T89">E</text:span></text:span><text:span text:style-name="User_20_Entry"><text:span text:style-name="T113">v</text:span></text:span><text:span text:style-name="User_20_Entry"><text:span text:style-name="T114">en</text:span></text:span><text:span text:style-name="User_20_Entry"><text:span text:style-name="T116">t</text:span></text:span><text:span text:style-name="User_20_Entry"><text:span text:style-name="T117">uele </text:span></text:span><text:span text:style-name="User_20_Entry"><text:span text:style-name="T118">extra </text:span></text:span><text:span text:style-name="Definition"><text:span text:style-name="T251">gebruiker</text:span></text:span><text:span text:style-name="User_20_Entry"><text:span text:style-name="T118">s aanmelden </text:span></text:span><text:span text:style-name="User_20_Entry"><text:span text:style-name="T119">en dezelfde stappen uitvoeren</text:span></text:span><text:span text:style-name="User_20_Entry"><text:span text:style-name="T115">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58"><draw:control text:anchor-type="as-char" draw:z-index="12" draw:name="Vorm36_2" draw:style-name="gr1" draw:text-style-name="P93" svg:width="0.35cm" svg:height="0.35cm" draw:control="control13"/></text:span></text:span></text:p>
          </table:table-cell>
          <table:table-cell table:style-name="Tabel2.A1" office:value-type="string">
            <text:p text:style-name="P70"><text:span text:style-name="Strong_20_Emphasis"><text:span text:style-name="T58"><draw:control text:anchor-type="as-char" draw:z-index="19" draw:name="Vorm36_ 2" draw:style-name="gr1" draw:text-style-name="P93" svg:width="0.35cm" svg:height="0.35cm" draw:control="control20"/></text:span></text:span></text:p>
          </table:table-cell>
          <table:table-cell table:style-name="Tabel2.D3" office:value-type="string">
            <text:p text:style-name="P36"><text:span text:style-name="Strong_20_Emphasis"><text:span text:style-name="T46">R</text:span></text:span><text:span text:style-name="Strong_20_Emphasis"><text:span text:style-name="T47">icht </text:span></text:span><text:span text:style-name="Strong_20_Emphasis"><text:span text:style-name="T48">de </text:span></text:span><text:span text:style-name="Strong_20_Emphasis"><text:span text:style-name="T52">gebruiker</text:span></text:span><text:span text:style-name="Strong_20_Emphasis"><text:span text:style-name="T47"> </text:span></text:span><text:span text:style-name="Strong_20_Emphasis"><text:span text:style-name="T49">in:</text:span></text:span></text:p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D3" office:value-type="string">
            <text:p text:style-name="P79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55">Selecteer</text:span></text:span><text:span text:style-name="Strong_20_Emphasis"><text:span text:style-name="T43"> </text:span></text:span><text:span text:style-name="Strong_20_Emphasis"><text:span text:style-name="T75">4 <text:s/>Gebruiker inricht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17"/>
      <text:p text:style-name="P6"/>
      <text:p text:style-name="P60"><text:span text:style-name="T78">E</text:span><text:span text:style-name="T79">inde c</text:span><text:span text:style-name="T80">hecklist, </text:span><text:span text:style-name="T81">d</text:span><text:span text:style-name="T80">e</text:span><text:span text:style-name="T185"> installatie van </text:span><text:span text:style-name="T185"><text:user-field-get text:name="Distro">Debian</text:user-field-get></text:span><text:span text:style-name="T188"><text:s/></text:span><text:span text:style-name="T188"><text:user-field-get text:name="Version">12 LTS</text:user-field-get></text:span><text:span text:style-name="Strong_20_Emphasis"><text:span text:style-name="T186"><text:s/></text:span></text:span><text:span text:style-name="Strong_20_Emphasis"><text:span text:style-name="T189"><text:user-field-get text:name="Edition">Server</text:user-field-get></text:span></text:span><text:span text:style-name="Strong_20_Emphasis"><text:span text:style-name="T189"><text:s/></text:span></text:span><text:span text:style-name="T185">is voltooid.</text:span></text:p>
      <text:p text:style-name="P33"/>
      <text:p text:style-name="P27"><text:span text:style-name="Emphasis"><text:span text:style-name="T25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6">Karel Zimmer</text:span></text:span></text:a><text:span text:style-name="Emphasis"><text:span text:style-name="T255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58">CC0 1.0 Universeel</text:span></text:span></text:a><text:span text:style-name="Emphasis"><text:span text:style-name="T255">,</text:span></text:span><text:span text:style-name="Emphasis"><text:span text:style-name="T257"> </text:span></text:span><text:span text:style-name="Strong_20_Emphasis"><text:span text:style-name="T42"><text:user-field-get text:name="Releaseyear">2023</text:user-field-get></text:span></text:span><text:span text:style-name="Emphasis"><text:span text:style-name="T25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10-05T08:23:26.070396141">05-10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5T08:23:25.894986484</dc:date>
    <meta:keyword>Installatie</meta:keyword>
    <meta:keyword>Checklist</meta:keyword>
    <meta:keyword>Linux</meta:keyword>
    <meta:editing-cycles>6914</meta:editing-cycles>
    <meta:editing-duration>P12DT6H25M59S</meta:editing-duration>
    <meta:print-date>2021-03-23T20:07:57.967210640</meta:print-date>
    <dc:creator>Karel Zimmer</dc:creator>
    <meta:document-statistic meta:table-count="4" meta:image-count="0" meta:object-count="0" meta:page-count="4" meta:paragraph-count="82" meta:word-count="482" meta:character-count="3327" meta:non-whitespace-character-count="2883"/>
    <meta:user-defined meta:name="Info 1"/>
    <meta:user-defined meta:name="Info 2"/>
    <meta:user-defined meta:name="Info 3"/>
    <meta:user-defined meta:name="Info 4"/>
  </office:meta>
</office:document-meta>
</file>